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201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201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201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201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201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4048" calcext:value-type="float">
            <text:p>68.9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200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5224" calcext:value-type="float">
            <text:p>67.7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200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1848" calcext:value-type="float">
            <text:p>66.6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200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224" calcext:value-type="float">
            <text:p>66.5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200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200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200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200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3296" calcext:value-type="float">
            <text:p>65.2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199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816" calcext:value-type="float">
            <text:p>65.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199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6408" calcext:value-type="float">
            <text:p>64.9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4592" calcext:value-type="float">
            <text:p>64.9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199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7536" calcext:value-type="float">
            <text:p>64.8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199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199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199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199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9064" calcext:value-type="float">
            <text:p>64.1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199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276" calcext:value-type="float">
            <text:p>63.9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198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198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9088" calcext:value-type="float">
            <text:p>63.5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198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7752" calcext:value-type="float">
            <text:p>63.5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NHP-PL-086</text:p>
          </table:table-cell>
          <table:table-cell office:value-type="string" calcext:value-type="string">
            <text:p>196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